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IJNSN+NimbusRomNo9L-Regu" svg:font-family="AIJNSN+NimbusRomNo9L-Regu"/>
    <style:font-face style:name="Lohit Hindi1" svg:font-family="'Lohit Hindi'"/>
    <style:font-face style:name="arial" svg:font-family="arial, sans-serif"/>
    <style:font-face style:name="Times-Roman" svg:font-family="Times-Roman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font-name="Liberation Serif" fo:font-size="12pt" style:font-size-asian="12pt" style:font-size-complex="12pt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231f20" style:font-name-asian="Times-Roman" style:font-name-complex="Times-Roman"/>
    </style:style>
    <style:style style:name="T2" style:family="text">
      <style:text-properties fo:color="#231f20" style:font-name="Liberation Serif" fo:font-size="12pt" style:font-name-asian="Times-Roman" style:font-size-asian="12pt" style:font-name-complex="Times-Roman" style:font-size-complex="12pt"/>
    </style:style>
    <style:style style:name="T3" style:family="text">
      <style:text-properties fo:color="#231f20" style:font-name="Liberation Serif"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T4" style:family="text">
      <style:text-properties fo:color="#231f20" style:font-name="Liberation Serif" fo:font-size="12pt" style:text-underline-style="none" fo:font-weight="normal" style:font-name-asian="Times-Roman" style:font-size-asian="12pt" style:font-weight-asian="normal" style:font-name-complex="Times-Roman" style:font-size-complex="12pt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variant="normal" fo:text-transform="none" fo:color="#231f20" style:font-name="Liberation Serif" fo:font-size="12pt" fo:letter-spacing="normal" fo:font-style="normal" fo:font-weight="normal" style:font-name-asian="Times-Roman" style:font-size-asian="12pt" style:font-name-complex="Times-Roman" style:font-size-complex="12pt"/>
    </style:style>
    <style:style style:name="T7" style:family="text">
      <style:text-properties fo:font-variant="normal" fo:text-transform="none" fo:color="#444444" style:font-name="Liberation Serif" fo:font-size="12pt" fo:letter-spacing="normal" style:font-name-asian="Times-Roman" style:font-size-asian="12pt" style:font-name-complex="Times-Roman" style:font-size-complex="12pt"/>
    </style:style>
    <style:style style:name="T8" style:family="text">
      <style:text-properties fo:font-variant="normal" fo:text-transform="none" fo:color="#444444" style:font-name="arial" fo:font-size="12pt" fo:letter-spacing="normal" fo:font-style="normal" fo:font-weight="bold" style:font-name-asian="Times-Roman" style:font-size-asian="12pt" style:font-name-complex="Times-Roman" style:font-size-complex="12pt"/>
    </style:style>
    <style:style style:name="T9" style:family="text">
      <style:text-properties fo:font-variant="normal" fo:text-transform="none" fo:color="#444444" style:font-name="arial" fo:font-size="12pt" fo:letter-spacing="normal" fo:font-style="normal" fo:font-weight="normal" style:font-name-asian="Times-Roman" style:font-size-asian="12pt" style:font-name-complex="Times-Roman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ykaz publikacji z zaznaczonymi danymi</text:p>
      <text:list xml:id="list712171960" text:style-name="L1">
        <text:list-item>
          <text:p text:style-name="P1">Learning the Dynamics of Arterial Traffic : <text:a xlink:type="simple" xlink:href="http://www.cs.berkeley.edu/~pabbeel/papers/HofleitnerHerringAbbeelBayen_T-ITS2012.pdf">http://www.cs.berkeley.edu/~pabbeel/papers/HofleitnerHerringAbbeelBayen_T-ITS2012.pdf</text:a></text:p>
          <text:p text:style-name="P1"><text:s/>Millenium systems : </text:p>
          <text:list>
            <text:list-item>
              <text:list>
                <text:list-header>
                  <text:p text:style-name="P1"><text:span text:style-name="T5">dane</text:span> rozproszone (tansze do implementacji w miescie), narazie nas to nie obchodzi bo zakladamy zainstalowanie induction loops. </text:p>
                </text:list-header>
              </text:list>
            </text:list-item>
          </text:list>
        </text:list-item>
        <text:list-item>
          <text:p text:style-name="P1">A Bayesian Network Appoach to Traffic Flow Forecasting : <text:a xlink:type="simple" xlink:href="http://bigeye.au.tsinghua.edu.cn/english/paper/A%20Bayesian%20Network%20Approach%20to.pdf">http://bigeye.au.tsinghua.edu.cn/english/paper/A%20Bayesian%20Network%20Approach%20to.pdf</text:a></text:p>
          <text:list>
            <text:list-item>
              <text:list>
                <text:list-header>
                  <text:p text:style-name="P2"><text:span text:style-name="T5">dane</text:span> z UCT/SCOOT ale po wstepnym szukaniu chyba ciezko sie do tego dobrac <text:s/></text:p>
                </text:list-header>
              </text:list>
            </text:list-item>
          </text:list>
        </text:list-item>
        <text:list-item>
          <text:p text:style-name="P1"><text:span text:style-name="T2">Modeling Traffic Information using Bayesian Networks : </text:span><text:a xlink:type="simple" xlink:href="http://www.kbs.twi.tudelft.nl/docs/MSc/2010/denHaak/thesis.pdf"><text:span text:style-name="T1">http://www.kbs.twi.tudelft.nl/docs/MSc/2010/denHaak/thesis.pdf</text:span></text:a></text:p>
          <text:list>
            <text:list-item>
              <text:list>
                <text:list-header>
                  <text:p text:style-name="P3"><text:span text:style-name="T2">dane</text:span><text:span text:style-name="T2"> pobrane systemem jaki byśmy chcieli mieć zaimplementowany w mieście : ILD (Inductive Loop Detectors) “. Since there is an enormous amount of ILD data available at the Dutch Ministry of Transport” <text:s/>- MONICA</text:span></text:p>
                </text:list-header>
              </text:list>
            </text:list-item>
          </text:list>
        </text:list-item>
        <text:list-item>
          <text:p text:style-name="P1"><text:span text:style-name="T4">W Pekinie sa zainstalowane systemy ILD i sie spotkalem z 2 publikacjami wykorzystujacymi te dane. <text:s/>Ale nie patrzylem dokladnie skad je wziac. Przyklad – publikacja ktora zamiescilem w pliku bejing.pdf . Jesli MONICA nie da rady to tutaj bym szukal</text:span></text:p>
        </text:list-item>
      </text:list>
      <text:p text:style-name="Standard"><text:span text:style-name="T2"/></text:p>
      <text:p text:style-name="Standard"><text:span text:style-name="T2">Oprocz tego : 511.org, Yandex.ru (tam sa na 100% dane tylko ciezko sie chyba dobrac)</text:span></text:p>
      <text:p text:style-name="Standard"><text:span text:style-name="T2"/></text:p>
      <text:p text:style-name="Standard"><text:span text:style-name="T3">CEL</text:span><text:span text:style-name="T2">: osoba ktora bedzie szukac danych ma bardzo wazne zadanie, trzeba znalezc dane z systemu ktory wykorzystuje cos typu ILD (tj dane co np 5 min z veh/h) !! Musimy miec cos takiego zeby to mialo rece i nogi. <text:s/>Mi sie wydaje ze “</text:span><text:span text:style-name="T7"> </text:span><text:span text:style-name="Emphasis"><text:span text:style-name="T8">Dutch</text:span></text:span><text:span text:style-name="T7"> </text:span><text:span text:style-name="T9">nation wide </text:span><text:span text:style-name="Emphasis"><text:span text:style-name="T8">traffic</text:span></text:span><text:span text:style-name="T7"> </text:span><text:span text:style-name="T9">management</text:span><text:span text:style-name="T6">” czyli MONICA (punkt 3 wyzej) jest najbardziej prawdopodobna.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IJNSN+NimbusRomNo9L-Regu" svg:font-family="AIJNSN+NimbusRomNo9L-Regu"/>
    <style:font-face style:name="Lohit Hindi1" svg:font-family="'Lohit Hindi'"/>
    <style:font-face style:name="arial" svg:font-family="arial, sans-serif"/>
    <style:font-face style:name="Times-Roman" svg:font-family="Times-Roman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szek </meta:initial-creator>
    <meta:creation-date>2013-05-11T05:27:44</meta:creation-date>
    <dc:date>2013-05-11T05:56:41</dc:date>
    <dc:creator>staszek </dc:creator>
    <meta:editing-duration>PT8M19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11" meta:word-count="214" meta:character-count="1529" meta:non-whitespace-character-count="1322"/>
  </office:meta>
</office:document-meta>
</file>